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RevisionId.intern( ModuleRevisionId moduleRevision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duleRevisionId.ModuleRevisionId( ModuleId moduleId , String branch ,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ModuleRevisionId( ModuleId moduleId , String branch , String revision , Map extra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duleRevisionId.newInstance( ModuleRevisionId mrid ,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evisionId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evisionId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newInstance( String organisation , String name , String revision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evisionId.encode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uleRevisionId.decode( String encode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ModuleRevisionId.parse( String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RevisionId.newInstance( String organisation , String name , String branch , String revision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evisionId.newInstance( ModuleRevisionId mrid , String branch ,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evisionId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uleRevisionId.ModuleRevisionId( ModuleId moduleId ,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getOrganis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getBran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newInstance( String organisation , String name , String branch ,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RevisionId.newInstance( String organisation , String name , String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RevisionId.ModuleRevisionId( ModuleId moduleId , String revision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getModu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RevisionId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